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21.74pt"/>
    </style:style>
    <style:style style:name="co3" style:family="table-column">
      <style:table-column-properties fo:break-before="auto" style:column-width="17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9pt" fo:break-before="auto" style:use-optimal-row-height="false"/>
    </style:style>
    <style:style style:name="ro3" style:family="table-row">
      <style:table-row-properties style:row-height="21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ngle="90" style:vertical-align="top"/>
    </style:style>
    <style:style style:name="ce2" style:family="table-cell" style:parent-style-name="Default" style:data-style-name="N2">
      <style:table-cell-properties style:rotation-angle="9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background-color="#ccffff" style:text-align-source="fix" style:repeat-content="false" style:rotation-angle="90"/>
      <style:paragraph-properties fo:text-align="center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pt"/>
      <style:text-properties fo:font-size="9pt" style:font-size-asian="9pt" style:font-size-complex="9pt"/>
    </style:style>
    <style:style style:name="ce8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0" style:family="table-cell" style:parent-style-name="Default" style:data-style-name="N2">
      <style:table-cell-properties fo:background-color="#ccffcc" style:text-align-source="fix" style:repeat-content="false" style:rotation-angle="315"/>
      <style:paragraph-properties fo:text-align="end" fo:margin-left="0pt"/>
      <style:text-properties fo:font-size="9pt" style:font-size-asian="9pt" style:font-size-complex="9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Ubuntu Mono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rotation-angle="90" style:vertical-align="top"/>
      <style:paragraph-properties fo:text-align="start" fo:margin-left="0pt"/>
      <style:text-properties style:font-name="Ubuntu Mono" fo:font-size="10pt" style:font-size-asian="10pt" style:font-size-complex="10pt"/>
    </style:style>
    <style:style style:name="T1" style:family="text">
      <style:text-properties style:font-name="Ubuntu Mono" fo:font-size="9pt" style:font-size-asian="9pt" style:font-size-complex="9pt"/>
    </style:style>
    <style:style style:name="T2" style:family="text">
      <style:text-properties style:font-name="Liberation Mono"/>
    </style:style>
  </office:automatic-styles>
  <office:body>
    <office:spreadsheet>
      <table:calculation-settings table:automatic-find-labels="false"/>
      <table:table table:name="inflammation" table:style-name="ta1">
        <table:table-column table:style-name="co1" table:default-cell-style-name="Default"/>
        <table:table-column table:style-name="co1" table:number-columns-repeated="4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number-columns-repeated="980" table:default-cell-style-name="Default"/>
        <table:table-row table:style-name="ro1">
          <table:table-cell/>
          <table:table-cell table:style-name="ce3" office:value-type="string" calcext:value-type="string">
            <text:p>axis=0<text:span text:style-name="T2"> →</text:span></text:p>
          </table:table-cell>
          <table:table-cell table:number-columns-repeated="40"/>
          <table:table-cell table:style-name="ce4"/>
          <table:table-cell table:number-columns-repeated="981"/>
        </table:table-row>
        <table:table-row table:style-name="ro2">
          <table:table-cell table:style-name="ce1" office:value-type="string" calcext:value-type="string" table:number-columns-spanned="1" table:number-rows-spanned="3">
            <text:p>← <text:span text:style-name="T1">axis=1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AVERAGE([.B2:.AO2])" office:value-type="float" office:value="5.45" calcext:value-type="float">
            <text:p>5.45</text:p>
          </table:table-cell>
          <table:table-cell table:style-name="ce12" office:value-type="string" calcext:value-type="string" table:number-columns-spanned="1" table:number-rows-spanned="10">
            <text:p>np.mean( data, axis=1 )</text:p>
          </table:table-cell>
          <table:table-cell table:number-columns-repeated="980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3:.AO3])" office:value-type="float" office:value="5.425" calcext:value-type="float">
            <text:p>5.43</text:p>
          </table:table-cell>
          <table:covered-table-cell/>
          <table:table-cell table:number-columns-repeated="980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4:.AO4])" office:value-type="float" office:value="6.1" calcext:value-type="float">
            <text:p>6.10</text:p>
          </table:table-cell>
          <table:covered-table-cell/>
          <table:table-cell table:number-columns-repeated="98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5:.AO5])" office:value-type="float" office:value="5.9" calcext:value-type="float">
            <text:p>5.90</text:p>
          </table:table-cell>
          <table:covered-table-cell/>
          <table:table-cell table:number-columns-repeated="9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6:.AO6])" office:value-type="float" office:value="5.55" calcext:value-type="float">
            <text:p>5.55</text:p>
          </table:table-cell>
          <table:covered-table-cell/>
          <table:table-cell table:number-columns-repeated="98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7:.AO7])" office:value-type="float" office:value="6.225" calcext:value-type="float">
            <text:p>6.23</text:p>
          </table:table-cell>
          <table:covered-table-cell/>
          <table:table-cell table:number-columns-repeated="98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table:formula="of:=AVERAGE([.B8:.AO8])" office:value-type="float" office:value="5.975" calcext:value-type="float">
            <text:p>5.98</text:p>
          </table:table-cell>
          <table:covered-table-cell/>
          <table:table-cell table:number-columns-repeated="98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9:.AO9])" office:value-type="float" office:value="6.65" calcext:value-type="float">
            <text:p>6.65</text:p>
          </table:table-cell>
          <table:covered-table-cell/>
          <table:table-cell table:number-columns-repeated="98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AVERAGE([.B10:.AO10])" office:value-type="float" office:value="6.625" calcext:value-type="float">
            <text:p>6.63</text:p>
          </table:table-cell>
          <table:covered-table-cell/>
          <table:table-cell table:number-columns-repeated="9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AVERAGE([.B11:.AO11])" office:value-type="float" office:value="6.525" calcext:value-type="float">
            <text:p>6.53</text:p>
          </table:table-cell>
          <table:covered-table-cell/>
          <table:table-cell table:number-columns-repeated="9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12:.AO12])" office:value-type="float" office:value="6.775" calcext:value-type="float">
            <text:p>6.78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13:.AO13])" office:value-type="float" office:value="5.8" calcext:value-type="float">
            <text:p>5.80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14:.AO14])" office:value-type="float" office:value="6.225" calcext:value-type="float">
            <text:p>6.23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AVERAGE([.B15:.AO15])" office:value-type="float" office:value="5.75" calcext:value-type="float">
            <text:p>5.7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16:.AO16])" office:value-type="float" office:value="5.225" calcext:value-type="float">
            <text:p>5.2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17:.AO17])" office:value-type="float" office:value="6.3" calcext:value-type="float">
            <text:p>6.30</text:p>
          </table:table-cell>
          <table:table-cell table:number-columns-repeated="981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18:.AO18])" office:value-type="float" office:value="6.55" calcext:value-type="float">
            <text:p>6.55</text:p>
          </table:table-cell>
          <table:table-cell table:number-columns-repeated="98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19:.AO19])" office:value-type="float" office:value="5.7" calcext:value-type="float">
            <text:p>5.70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20:.AO20])" office:value-type="float" office:value="5.85" calcext:value-type="float">
            <text:p>5.8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21:.AO21])" office:value-type="float" office:value="6.55" calcext:value-type="float">
            <text:p>6.5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22:.AO22])" office:value-type="float" office:value="5.775" calcext:value-type="float">
            <text:p>5.78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23:.AO23])" office:value-type="float" office:value="5.825" calcext:value-type="float">
            <text:p>5.83</text:p>
          </table:table-cell>
          <table:table-cell table:number-columns-repeated="98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24:.AO24])" office:value-type="float" office:value="6.175" calcext:value-type="float">
            <text:p>6.18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25:.AO25])" office:value-type="float" office:value="6.1" calcext:value-type="float">
            <text:p>6.1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26:.AO26])" office:value-type="float" office:value="5.8" calcext:value-type="float">
            <text:p>5.80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27:.AO27])" office:value-type="float" office:value="6.425" calcext:value-type="float">
            <text:p>6.43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28:.AO28])" office:value-type="float" office:value="6.05" calcext:value-type="float">
            <text:p>6.05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29:.AO29])" office:value-type="float" office:value="6.025" calcext:value-type="float">
            <text:p>6.03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30:.AO30])" office:value-type="float" office:value="6.175" calcext:value-type="float">
            <text:p>6.18</text:p>
          </table:table-cell>
          <table:table-cell table:number-columns-repeated="98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31:.AO31])" office:value-type="float" office:value="6.55" calcext:value-type="float">
            <text:p>6.5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32:.AO32])" office:value-type="float" office:value="6.175" calcext:value-type="float">
            <text:p>6.18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AVERAGE([.B33:.AO33])" office:value-type="float" office:value="6.35" calcext:value-type="float">
            <text:p>6.3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34:.AO34])" office:value-type="float" office:value="6.725" calcext:value-type="float">
            <text:p>6.73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35:.AO35])" office:value-type="float" office:value="6.125" calcext:value-type="float">
            <text:p>6.13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table:formula="of:=AVERAGE([.B36:.AO36])" office:value-type="float" office:value="7.075" calcext:value-type="float">
            <text:p>7.08</text:p>
          </table:table-cell>
          <table:table-cell table:number-columns-repeated="98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37:.AO37])" office:value-type="float" office:value="5.725" calcext:value-type="float">
            <text:p>5.7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38:.AO38])" office:value-type="float" office:value="5.925" calcext:value-type="float">
            <text:p>5.9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39:.AO39])" office:value-type="float" office:value="6.15" calcext:value-type="float">
            <text:p>6.1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40:.AO40])" office:value-type="float" office:value="6.075" calcext:value-type="float">
            <text:p>6.08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41:.AO41])" office:value-type="float" office:value="5.75" calcext:value-type="float">
            <text:p>5.75</text:p>
          </table:table-cell>
          <table:table-cell table:number-columns-repeated="98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42:.AO42])" office:value-type="float" office:value="5.975" calcext:value-type="float">
            <text:p>5.98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AVERAGE([.B43:.AO43])" office:value-type="float" office:value="5.725" calcext:value-type="float">
            <text:p>5.7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44:.AO44])" office:value-type="float" office:value="6.3" calcext:value-type="float">
            <text:p>6.30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45:.AO45])" office:value-type="float" office:value="5.9" calcext:value-type="float">
            <text:p>5.9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46:.AO46])" office:value-type="float" office:value="6.75" calcext:value-type="float">
            <text:p>6.7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47:.AO47])" office:value-type="float" office:value="5.925" calcext:value-type="float">
            <text:p>5.93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table:formula="of:=AVERAGE([.B48:.AO48])" office:value-type="float" office:value="7.225" calcext:value-type="float">
            <text:p>7.23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49:.AO49])" office:value-type="float" office:value="6.15" calcext:value-type="float">
            <text:p>6.15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AVERAGE([.B50:.AO50])" office:value-type="float" office:value="5.95" calcext:value-type="float">
            <text:p>5.95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51:.AO51])" office:value-type="float" office:value="6.275" calcext:value-type="float">
            <text:p>6.28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52:.AO52])" office:value-type="float" office:value="5.7" calcext:value-type="float">
            <text:p>5.7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53:.AO53])" office:value-type="float" office:value="6.1" calcext:value-type="float">
            <text:p>6.10</text:p>
          </table:table-cell>
          <table:table-cell table:number-columns-repeated="98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54:.AO54])" office:value-type="float" office:value="6.825" calcext:value-type="float">
            <text:p>6.83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55:.AO55])" office:value-type="float" office:value="5.975" calcext:value-type="float">
            <text:p>5.98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56:.AO56])" office:value-type="float" office:value="6.725" calcext:value-type="float">
            <text:p>6.73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AVERAGE([.B57:.AO57])" office:value-type="float" office:value="5.7" calcext:value-type="float">
            <text:p>5.7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AVERAGE([.B58:.AO58])" office:value-type="float" office:value="6.25" calcext:value-type="float">
            <text:p>6.2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table:formula="of:=AVERAGE([.B59:.AO59])" office:value-type="float" office:value="6.4" calcext:value-type="float">
            <text:p>6.40</text:p>
          </table:table-cell>
          <table:table-cell table:number-columns-repeated="98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60:.AO60])" office:value-type="float" office:value="7.05" calcext:value-type="float">
            <text:p>7.05</text:p>
          </table:table-cell>
          <table:table-cell table:number-columns-repeated="98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AVERAGE([.B61:.AO61])" office:value-type="float" office:value="5.9" calcext:value-type="float">
            <text:p>5.90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5" table:formula="of:=AVERAGE([.B2:.B61])" office:value-type="float" office:value="0" calcext:value-type="float">
            <text:p>0.00</text:p>
          </table:table-cell>
          <table:table-cell table:style-name="ce5" table:formula="of:=AVERAGE([.C2:.C61])" office:value-type="float" office:value="0.45" calcext:value-type="float">
            <text:p>0.45</text:p>
          </table:table-cell>
          <table:table-cell table:style-name="ce5" table:formula="of:=AVERAGE([.D2:.D61])" office:value-type="float" office:value="1.11666666666667" calcext:value-type="float">
            <text:p>1.12</text:p>
          </table:table-cell>
          <table:table-cell table:style-name="ce5" table:formula="of:=AVERAGE([.E2:.E61])" office:value-type="float" office:value="1.75" calcext:value-type="float">
            <text:p>1.75</text:p>
          </table:table-cell>
          <table:table-cell table:style-name="ce5" table:formula="of:=AVERAGE([.F2:.F61])" office:value-type="float" office:value="2.43333333333333" calcext:value-type="float">
            <text:p>2.43</text:p>
          </table:table-cell>
          <table:table-cell table:style-name="ce5" table:formula="of:=AVERAGE([.G2:.G61])" office:value-type="float" office:value="3.15" calcext:value-type="float">
            <text:p>3.15</text:p>
          </table:table-cell>
          <table:table-cell table:style-name="ce5" table:formula="of:=AVERAGE([.H2:.H61])" office:value-type="float" office:value="3.8" calcext:value-type="float">
            <text:p>3.80</text:p>
          </table:table-cell>
          <table:table-cell table:style-name="ce5" table:formula="of:=AVERAGE([.I2:.I61])" office:value-type="float" office:value="3.88333333333333" calcext:value-type="float">
            <text:p>3.88</text:p>
          </table:table-cell>
          <table:table-cell table:style-name="ce5" table:formula="of:=AVERAGE([.J2:.J61])" office:value-type="float" office:value="5.23333333333333" calcext:value-type="float">
            <text:p>5.23</text:p>
          </table:table-cell>
          <table:table-cell table:style-name="ce5" table:formula="of:=AVERAGE([.K2:.K61])" office:value-type="float" office:value="5.51666666666667" calcext:value-type="float">
            <text:p>5.52</text:p>
          </table:table-cell>
          <table:table-cell table:style-name="ce5" table:formula="of:=AVERAGE([.L2:.L61])" office:value-type="float" office:value="5.95" calcext:value-type="float">
            <text:p>5.95</text:p>
          </table:table-cell>
          <table:table-cell table:style-name="ce5" table:formula="of:=AVERAGE([.M2:.M61])" office:value-type="float" office:value="5.9" calcext:value-type="float">
            <text:p>5.90</text:p>
          </table:table-cell>
          <table:table-cell table:style-name="ce5" table:formula="of:=AVERAGE([.N2:.N61])" office:value-type="float" office:value="8.35" calcext:value-type="float">
            <text:p>8.35</text:p>
          </table:table-cell>
          <table:table-cell table:style-name="ce5" table:formula="of:=AVERAGE([.O2:.O61])" office:value-type="float" office:value="7.73333333333333" calcext:value-type="float">
            <text:p>7.73</text:p>
          </table:table-cell>
          <table:table-cell table:style-name="ce5" table:formula="of:=AVERAGE([.P2:.P61])" office:value-type="float" office:value="8.36666666666667" calcext:value-type="float">
            <text:p>8.37</text:p>
          </table:table-cell>
          <table:table-cell table:style-name="ce5" table:formula="of:=AVERAGE([.Q2:.Q61])" office:value-type="float" office:value="9.5" calcext:value-type="float">
            <text:p>9.50</text:p>
          </table:table-cell>
          <table:table-cell table:style-name="ce5" table:formula="of:=AVERAGE([.R2:.R61])" office:value-type="float" office:value="9.58333333333333" calcext:value-type="float">
            <text:p>9.58</text:p>
          </table:table-cell>
          <table:table-cell table:style-name="ce5" table:formula="of:=AVERAGE([.S2:.S61])" office:value-type="float" office:value="10.6333333333333" calcext:value-type="float">
            <text:p>10.63</text:p>
          </table:table-cell>
          <table:table-cell table:style-name="ce5" table:formula="of:=AVERAGE([.T2:.T61])" office:value-type="float" office:value="11.5666666666667" calcext:value-type="float">
            <text:p>11.57</text:p>
          </table:table-cell>
          <table:table-cell table:style-name="ce5" table:formula="of:=AVERAGE([.U2:.U61])" office:value-type="float" office:value="12.35" calcext:value-type="float">
            <text:p>12.35</text:p>
          </table:table-cell>
          <table:table-cell table:style-name="ce5" table:formula="of:=AVERAGE([.V2:.V61])" office:value-type="float" office:value="13.25" calcext:value-type="float">
            <text:p>13.25</text:p>
          </table:table-cell>
          <table:table-cell table:style-name="ce5" table:formula="of:=AVERAGE([.W2:.W61])" office:value-type="float" office:value="11.9666666666667" calcext:value-type="float">
            <text:p>11.97</text:p>
          </table:table-cell>
          <table:table-cell table:style-name="ce5" table:formula="of:=AVERAGE([.X2:.X61])" office:value-type="float" office:value="11.0333333333333" calcext:value-type="float">
            <text:p>11.03</text:p>
          </table:table-cell>
          <table:table-cell table:style-name="ce5" table:formula="of:=AVERAGE([.Y2:.Y61])" office:value-type="float" office:value="10.1666666666667" calcext:value-type="float">
            <text:p>10.17</text:p>
          </table:table-cell>
          <table:table-cell table:style-name="ce5" table:formula="of:=AVERAGE([.Z2:.Z61])" office:value-type="float" office:value="10" calcext:value-type="float">
            <text:p>10.00</text:p>
          </table:table-cell>
          <table:table-cell table:style-name="ce5" table:formula="of:=AVERAGE([.AA2:.AA61])" office:value-type="float" office:value="8.66666666666667" calcext:value-type="float">
            <text:p>8.67</text:p>
          </table:table-cell>
          <table:table-cell table:style-name="ce5" table:formula="of:=AVERAGE([.AB2:.AB61])" office:value-type="float" office:value="9.15" calcext:value-type="float">
            <text:p>9.15</text:p>
          </table:table-cell>
          <table:table-cell table:style-name="ce5" table:formula="of:=AVERAGE([.AC2:.AC61])" office:value-type="float" office:value="7.25" calcext:value-type="float">
            <text:p>7.25</text:p>
          </table:table-cell>
          <table:table-cell table:style-name="ce5" table:formula="of:=AVERAGE([.AD2:.AD61])" office:value-type="float" office:value="7.33333333333333" calcext:value-type="float">
            <text:p>7.33</text:p>
          </table:table-cell>
          <table:table-cell table:style-name="ce5" table:formula="of:=AVERAGE([.AE2:.AE61])" office:value-type="float" office:value="6.58333333333333" calcext:value-type="float">
            <text:p>6.58</text:p>
          </table:table-cell>
          <table:table-cell table:style-name="ce5" table:formula="of:=AVERAGE([.AF2:.AF61])" office:value-type="float" office:value="6.06666666666667" calcext:value-type="float">
            <text:p>6.07</text:p>
          </table:table-cell>
          <table:table-cell table:style-name="ce5" table:formula="of:=AVERAGE([.AG2:.AG61])" office:value-type="float" office:value="5.95" calcext:value-type="float">
            <text:p>5.95</text:p>
          </table:table-cell>
          <table:table-cell table:style-name="ce5" table:formula="of:=AVERAGE([.AH2:.AH61])" office:value-type="float" office:value="5.11666666666667" calcext:value-type="float">
            <text:p>5.12</text:p>
          </table:table-cell>
          <table:table-cell table:style-name="ce5" table:formula="of:=AVERAGE([.AI2:.AI61])" office:value-type="float" office:value="3.6" calcext:value-type="float">
            <text:p>3.60</text:p>
          </table:table-cell>
          <table:table-cell table:style-name="ce5" table:formula="of:=AVERAGE([.AJ2:.AJ61])" office:value-type="float" office:value="3.3" calcext:value-type="float">
            <text:p>3.30</text:p>
          </table:table-cell>
          <table:table-cell table:style-name="ce5" table:formula="of:=AVERAGE([.AK2:.AK61])" office:value-type="float" office:value="3.56666666666667" calcext:value-type="float">
            <text:p>3.57</text:p>
          </table:table-cell>
          <table:table-cell table:style-name="ce5" table:formula="of:=AVERAGE([.AL2:.AL61])" office:value-type="float" office:value="2.48333333333333" calcext:value-type="float">
            <text:p>2.48</text:p>
          </table:table-cell>
          <table:table-cell table:style-name="ce5" table:formula="of:=AVERAGE([.AM2:.AM61])" office:value-type="float" office:value="1.5" calcext:value-type="float">
            <text:p>1.50</text:p>
          </table:table-cell>
          <table:table-cell table:style-name="ce5" table:formula="of:=AVERAGE([.AN2:.AN61])" office:value-type="float" office:value="1.13333333333333" calcext:value-type="float">
            <text:p>1.13</text:p>
          </table:table-cell>
          <table:table-cell table:style-name="ce5" table:formula="of:=AVERAGE([.AO2:.AO61])" office:value-type="float" office:value="0.566666666666667" calcext:value-type="float">
            <text:p>0.57</text:p>
          </table:table-cell>
          <table:table-cell table:style-name="ce7"/>
          <table:table-cell table:style-name="ce10" table:formula="of:=AVERAGE([.B2:.AO61])" office:value-type="float" office:value="6.14875" calcext:value-type="float">
            <text:p>6.15</text:p>
          </table:table-cell>
          <table:table-cell table:style-name="ce2" table:number-columns-repeated="981"/>
        </table:table-row>
        <table:table-row table:style-name="ro1">
          <table:table-cell/>
          <table:table-cell table:style-name="ce6" office:value-type="string" calcext:value-type="string">
            <text:p>np.mean( data, axis=0 )</text:p>
          </table:table-cell>
          <table:table-cell table:number-columns-repeated="40"/>
          <table:table-cell table:style-name="ce11" office:value-type="string" calcext:value-type="string">
            <text:p>np.mean( data )</text:p>
          </table:table-cell>
          <table:table-cell table:number-columns-repeated="98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3:06:17.773152519</dc:date>
    <meta:editing-duration>PT58S</meta:editing-duration>
    <meta:editing-cycles>1</meta:editing-cycles>
    <meta:document-statistic meta:table-count="1" meta:cell-count="2506" meta:object-count="0"/>
    <meta:generator>LibreOffice/5.1.5.2$Linux_X86_64 LibreOffice_project/10m0$Build-2</meta:generator>
  </office:meta>
</office:document-meta>
</file>